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45370"/>
    </style:style>
    <style:style style:name="P2" style:family="paragraph" style:parent-style-name="Standard">
      <style:paragraph-properties fo:text-align="start" style:justify-single-word="false"/>
      <style:text-properties officeooo:paragraph-rsid="00265a58"/>
    </style:style>
    <style:style style:name="P3" style:family="paragraph" style:parent-style-name="Standard">
      <style:paragraph-properties fo:text-align="start" style:justify-single-word="false"/>
      <style:text-properties officeooo:paragraph-rsid="002d2e1c"/>
    </style:style>
    <style:style style:name="P4" style:family="paragraph" style:parent-style-name="Standard">
      <style:paragraph-properties fo:text-align="start" style:justify-single-word="false"/>
      <style:text-properties officeooo:paragraph-rsid="0034f740"/>
    </style:style>
    <style:style style:name="P5" style:family="paragraph" style:parent-style-name="Standard">
      <style:paragraph-properties fo:text-align="start" style:justify-single-word="false"/>
      <style:text-properties officeooo:paragraph-rsid="00447b0c"/>
    </style:style>
    <style:style style:name="P6" style:family="paragraph" style:parent-style-name="Standard">
      <style:paragraph-properties fo:text-align="start" style:justify-single-word="false"/>
      <style:text-properties officeooo:paragraph-rsid="00489051"/>
    </style:style>
    <style:style style:name="P7" style:family="paragraph" style:parent-style-name="Standard">
      <style:paragraph-properties fo:text-align="start" style:justify-single-word="false"/>
      <style:text-properties officeooo:paragraph-rsid="004b81dc"/>
    </style:style>
    <style:style style:name="P8" style:family="paragraph" style:parent-style-name="Standard">
      <style:paragraph-properties fo:text-align="start" style:justify-single-word="false"/>
      <style:text-properties officeooo:paragraph-rsid="005b7394"/>
    </style:style>
    <style:style style:name="P9" style:family="paragraph" style:parent-style-name="Standard">
      <style:paragraph-properties fo:text-align="start" style:justify-single-word="false"/>
      <style:text-properties style:font-name="Times New Roman1" officeooo:paragraph-rsid="001f06fa"/>
    </style:style>
    <style:style style:name="P10" style:family="paragraph" style:parent-style-name="Standard">
      <style:paragraph-properties fo:text-align="start" style:justify-single-word="false"/>
      <style:text-properties style:font-name="Times New Roman1" officeooo:paragraph-rsid="0038e724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4pt" officeooo:paragraph-rsid="001e225e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4pt" officeooo:rsid="001f06fa" officeooo:paragraph-rsid="001f06fa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4pt" officeooo:rsid="001f06fa" officeooo:paragraph-rsid="0038e724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1" fo:font-size="14pt" fo:font-weight="bold" officeooo:rsid="0020d9ba" officeooo:paragraph-rsid="0020d9b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1" officeooo:rsid="0020d9ba" officeooo:paragraph-rsid="0020d9ba"/>
    </style:style>
    <style:style style:name="P17" style:family="paragraph" style:parent-style-name="Standard">
      <style:paragraph-properties fo:text-align="start" style:justify-single-word="false"/>
      <style:text-properties officeooo:rsid="0027438f" officeooo:paragraph-rsid="0027438f"/>
    </style:style>
    <style:style style:name="P18" style:family="paragraph" style:parent-style-name="Standard">
      <style:paragraph-properties fo:text-align="start" style:justify-single-word="false"/>
      <style:text-properties style:font-name="Times New Roman1" fo:font-size="14pt" fo:font-weight="bold" officeooo:rsid="0020d9ba" officeooo:paragraph-rsid="001f06f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1" fo:font-size="14pt" fo:font-weight="bold" officeooo:rsid="0020d9ba" officeooo:paragraph-rsid="0020d9b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1" fo:font-size="14pt" fo:font-weight="bold" officeooo:rsid="00265a58" officeooo:paragraph-rsid="00265a5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1" fo:font-size="14pt" fo:font-weight="bold" officeooo:rsid="0027438f" officeooo:paragraph-rsid="0027438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1" fo:font-size="14pt" fo:font-weight="bold" officeooo:rsid="0023fa95" officeooo:paragraph-rsid="00224ea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21501c" officeooo:paragraph-rsid="0021501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217e1b" officeooo:paragraph-rsid="00217e1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1" fo:font-size="14pt" fo:font-weight="normal" officeooo:paragraph-rsid="0024537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447b0c" officeooo:paragraph-rsid="00447b0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447b0c" officeooo:paragraph-rsid="0048905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447b0c" officeooo:paragraph-rsid="004b81dc" style:font-size-asian="14pt" style:font-weight-asian="normal" style:font-size-complex="14pt" style:font-weight-complex="normal"/>
    </style:style>
    <style:style style:name="T1" style:family="text">
      <style:text-properties officeooo:rsid="001e22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225e" style:font-weight-asian="bold" style:font-weight-complex="bold"/>
    </style:style>
    <style:style style:name="T4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1" fo:font-size="14pt" fo:font-weight="bold" officeooo:rsid="00224ea7" style:font-size-asian="14pt" style:font-weight-asian="bold" style:font-size-complex="14pt" style:font-weight-complex="bold"/>
    </style:style>
    <style:style style:name="T6" style:family="text">
      <style:text-properties style:font-name="Times New Roman1" fo:font-size="14pt" fo:font-weight="bold" officeooo:rsid="0023fa95" style:font-size-asian="14pt" style:font-weight-asian="bold" style:font-size-complex="14pt" style:font-weight-complex="bold"/>
    </style:style>
    <style:style style:name="T7" style:family="text">
      <style:text-properties style:font-name="Times New Roman1" fo:font-size="14pt" fo:font-weight="bold" officeooo:rsid="001e225e" style:font-size-asian="14pt" style:font-weight-asian="bold" style:font-size-complex="14pt" style:font-weight-complex="bold"/>
    </style:style>
    <style:style style:name="T8" style:family="text">
      <style:text-properties style:font-name="Times New Roman1" fo:font-size="14pt" fo:font-weight="bold" officeooo:rsid="00250440" style:font-size-asian="14pt" style:font-weight-asian="bold" style:font-size-complex="14pt" style:font-weight-complex="bold"/>
    </style:style>
    <style:style style:name="T9" style:family="text">
      <style:text-properties style:font-name="Times New Roman1" fo:font-size="14pt" fo:font-weight="bold" officeooo:rsid="00255183" style:font-size-asian="14pt" style:font-weight-asian="bold" style:font-size-complex="14pt" style:font-weight-complex="bold"/>
    </style:style>
    <style:style style:name="T10" style:family="text">
      <style:text-properties style:font-name="Times New Roman1" fo:font-size="14pt" fo:font-weight="bold" officeooo:rsid="00265a58" style:font-size-asian="14pt" style:font-weight-asian="bold" style:font-size-complex="14pt" style:font-weight-complex="bold"/>
    </style:style>
    <style:style style:name="T11" style:family="text">
      <style:text-properties style:font-name="Times New Roman1" fo:font-size="14pt" fo:font-weight="bold" officeooo:rsid="0027438f" style:font-size-asian="14pt" style:font-weight-asian="bold" style:font-size-complex="14pt" style:font-weight-complex="bold"/>
    </style:style>
    <style:style style:name="T12" style:family="text">
      <style:text-properties style:font-name="Times New Roman1" fo:font-size="14pt" fo:font-weight="bold" officeooo:rsid="00295d7c" style:font-size-asian="14pt" style:font-weight-asian="bold" style:font-size-complex="14pt" style:font-weight-complex="bold"/>
    </style:style>
    <style:style style:name="T13" style:family="text">
      <style:text-properties style:font-name="Times New Roman1" fo:font-size="14pt" fo:font-weight="bold" officeooo:rsid="002d2e1c" style:font-size-asian="14pt" style:font-weight-asian="bold" style:font-size-complex="14pt" style:font-weight-complex="bold"/>
    </style:style>
    <style:style style:name="T14" style:family="text">
      <style:text-properties style:font-name="Times New Roman1" fo:font-size="14pt" fo:font-weight="bold" officeooo:rsid="002f2bda" style:font-size-asian="14pt" style:font-weight-asian="bold" style:font-size-complex="14pt" style:font-weight-complex="bold"/>
    </style:style>
    <style:style style:name="T15" style:family="text">
      <style:text-properties style:font-name="Times New Roman1" fo:font-size="14pt" fo:font-weight="bold" officeooo:rsid="003367d3" style:font-size-asian="14pt" style:font-weight-asian="bold" style:font-size-complex="14pt" style:font-weight-complex="bold"/>
    </style:style>
    <style:style style:name="T16" style:family="text">
      <style:text-properties style:font-name="Times New Roman1" fo:font-size="14pt" fo:font-weight="bold" officeooo:rsid="0034f740" style:font-size-asian="14pt" style:font-weight-asian="bold" style:font-size-complex="14pt" style:font-weight-complex="bold"/>
    </style:style>
    <style:style style:name="T17" style:family="text">
      <style:text-properties style:font-name="Times New Roman1" fo:font-size="14pt" fo:font-weight="bold" officeooo:rsid="0034972b" style:font-size-asian="14pt" style:font-weight-asian="bold" style:font-size-complex="14pt" style:font-weight-complex="bold"/>
    </style:style>
    <style:style style:name="T18" style:family="text">
      <style:text-properties style:font-name="Times New Roman1" fo:font-size="14pt" fo:font-weight="bold" officeooo:rsid="0035ef47" style:font-size-asian="14pt" style:font-weight-asian="bold" style:font-size-complex="14pt" style:font-weight-complex="bold"/>
    </style:style>
    <style:style style:name="T19" style:family="text">
      <style:text-properties style:font-name="Times New Roman1" fo:font-size="14pt" fo:font-weight="bold" officeooo:rsid="0037ddcb" style:font-size-asian="14pt" style:font-weight-asian="bold" style:font-size-complex="14pt" style:font-weight-complex="bold"/>
    </style:style>
    <style:style style:name="T20" style:family="text">
      <style:text-properties style:font-name="Times New Roman1" fo:font-size="14pt" fo:font-weight="bold" officeooo:rsid="003a8010" style:font-size-asian="14pt" style:font-weight-asian="bold" style:font-size-complex="14pt" style:font-weight-complex="bold"/>
    </style:style>
    <style:style style:name="T21" style:family="text">
      <style:text-properties style:font-name="Times New Roman1" fo:font-size="14pt" fo:font-weight="bold" officeooo:rsid="003f3767" style:font-size-asian="14pt" style:font-weight-asian="bold" style:font-size-complex="14pt" style:font-weight-complex="bold"/>
    </style:style>
    <style:style style:name="T22" style:family="text">
      <style:text-properties style:font-name="Times New Roman1" fo:font-size="14pt" fo:font-weight="bold" officeooo:rsid="0043c310" style:font-size-asian="14pt" style:font-weight-asian="bold" style:font-size-complex="14pt" style:font-weight-complex="bold"/>
    </style:style>
    <style:style style:name="T23" style:family="text">
      <style:text-properties style:font-name="Times New Roman1" fo:font-size="14pt" fo:font-weight="bold" officeooo:rsid="00447b0c" style:font-size-asian="14pt" style:font-weight-asian="bold" style:font-size-complex="14pt" style:font-weight-complex="bold"/>
    </style:style>
    <style:style style:name="T24" style:family="text">
      <style:text-properties style:font-name="Times New Roman1" fo:font-size="14pt" fo:font-weight="bold" officeooo:rsid="004d8335" style:font-size-asian="14pt" style:font-weight-asian="bold" style:font-size-complex="14pt" style:font-weight-complex="bold"/>
    </style:style>
    <style:style style:name="T25" style:family="text">
      <style:text-properties style:font-name="Times New Roman1" fo:font-size="14pt" fo:font-weight="bold" officeooo:rsid="0038e724" style:font-size-asian="14pt" style:font-weight-asian="bold" style:font-size-complex="14pt" style:font-weight-complex="bold"/>
    </style:style>
    <style:style style:name="T26" style:family="text">
      <style:text-properties style:font-name="Times New Roman1" fo:font-size="14pt" fo:font-weight="bold" officeooo:rsid="004898b6" style:font-size-asian="14pt" style:font-weight-asian="bold" style:font-size-complex="14pt" style:font-weight-complex="bold"/>
    </style:style>
    <style:style style:name="T27" style:family="text">
      <style:text-properties style:font-name="Times New Roman1" fo:font-size="14pt" fo:font-weight="bold" officeooo:rsid="004b81dc" style:font-size-asian="14pt" style:font-weight-asian="bold" style:font-size-complex="14pt" style:font-weight-complex="bold"/>
    </style:style>
    <style:style style:name="T28" style:family="text">
      <style:text-properties style:font-name="Times New Roman1" fo:font-size="14pt" fo:font-weight="bold" officeooo:rsid="005e39fb" style:font-size-asian="14pt" style:font-weight-asian="bold" style:font-size-complex="14pt" style:font-weight-complex="bold"/>
    </style:style>
    <style:style style:name="T29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30" style:family="text">
      <style:text-properties style:font-name="Times New Roman1" fo:font-size="14pt" fo:font-weight="normal" officeooo:rsid="00217e1b" style:font-size-asian="14pt" style:font-weight-asian="normal" style:font-size-complex="14pt" style:font-weight-complex="normal"/>
    </style:style>
    <style:style style:name="T31" style:family="text">
      <style:text-properties style:font-name="Times New Roman1" fo:font-size="14pt" fo:font-weight="normal" officeooo:rsid="00224ea7" style:font-size-asian="14pt" style:font-weight-asian="normal" style:font-size-complex="14pt" style:font-weight-complex="normal"/>
    </style:style>
    <style:style style:name="T32" style:family="text">
      <style:text-properties style:font-name="Times New Roman1" fo:font-size="14pt" fo:font-weight="normal" officeooo:rsid="0023fa95" style:font-size-asian="14pt" style:font-weight-asian="normal" style:font-size-complex="14pt" style:font-weight-complex="normal"/>
    </style:style>
    <style:style style:name="T33" style:family="text">
      <style:text-properties style:font-name="Times New Roman1" fo:font-size="14pt" fo:font-weight="normal" officeooo:rsid="00255183" style:font-size-asian="14pt" style:font-weight-asian="normal" style:font-size-complex="14pt" style:font-weight-complex="normal"/>
    </style:style>
    <style:style style:name="T34" style:family="text">
      <style:text-properties style:font-name="Times New Roman1" fo:font-size="14pt" fo:font-weight="normal" officeooo:rsid="001e225e" style:font-size-asian="14pt" style:font-weight-asian="normal" style:font-size-complex="14pt" style:font-weight-complex="normal"/>
    </style:style>
    <style:style style:name="T35" style:family="text">
      <style:text-properties style:font-name="Times New Roman1" fo:font-size="14pt" fo:font-weight="normal" officeooo:rsid="003367d3" style:font-size-asian="14pt" style:font-weight-asian="normal" style:font-size-complex="14pt" style:font-weight-complex="normal"/>
    </style:style>
    <style:style style:name="T36" style:family="text">
      <style:text-properties style:font-name="Times New Roman1" fo:font-size="14pt" fo:font-weight="normal" officeooo:rsid="0034972b" style:font-size-asian="14pt" style:font-weight-asian="normal" style:font-size-complex="14pt" style:font-weight-complex="normal"/>
    </style:style>
    <style:style style:name="T37" style:family="text">
      <style:text-properties style:font-name="Times New Roman1" fo:font-size="14pt" fo:font-weight="normal" officeooo:rsid="0034f740" style:font-size-asian="14pt" style:font-weight-asian="normal" style:font-size-complex="14pt" style:font-weight-complex="normal"/>
    </style:style>
    <style:style style:name="T38" style:family="text">
      <style:text-properties style:font-name="Times New Roman1" fo:font-size="14pt" fo:font-weight="normal" officeooo:rsid="0035ef47" style:font-size-asian="14pt" style:font-weight-asian="normal" style:font-size-complex="14pt" style:font-weight-complex="normal"/>
    </style:style>
    <style:style style:name="T39" style:family="text">
      <style:text-properties style:font-name="Times New Roman1" fo:font-size="14pt" fo:font-weight="normal" officeooo:rsid="003a25bb" style:font-size-asian="14pt" style:font-weight-asian="normal" style:font-size-complex="14pt" style:font-weight-complex="normal"/>
    </style:style>
    <style:style style:name="T40" style:family="text">
      <style:text-properties style:font-name="Times New Roman1" fo:font-size="14pt" fo:font-weight="normal" officeooo:rsid="0038e724" style:font-size-asian="14pt" style:font-weight-asian="normal" style:font-size-complex="14pt" style:font-weight-complex="normal"/>
    </style:style>
    <style:style style:name="T41" style:family="text">
      <style:text-properties style:font-name="Times New Roman1" fo:font-size="14pt" fo:font-weight="normal" officeooo:rsid="003a8010" style:font-size-asian="14pt" style:font-weight-asian="normal" style:font-size-complex="14pt" style:font-weight-complex="normal"/>
    </style:style>
    <style:style style:name="T42" style:family="text">
      <style:text-properties style:font-name="Times New Roman1" fo:font-size="14pt" fo:font-weight="normal" officeooo:rsid="003cdc53" style:font-size-asian="14pt" style:font-weight-asian="normal" style:font-size-complex="14pt" style:font-weight-complex="normal"/>
    </style:style>
    <style:style style:name="T43" style:family="text">
      <style:text-properties style:font-name="Times New Roman1" fo:font-size="14pt" fo:font-weight="normal" officeooo:rsid="003f3767" style:font-size-asian="14pt" style:font-weight-asian="normal" style:font-size-complex="14pt" style:font-weight-complex="normal"/>
    </style:style>
    <style:style style:name="T44" style:family="text">
      <style:text-properties style:font-name="Times New Roman1" fo:font-size="14pt" fo:font-weight="normal" officeooo:rsid="0043ac25" style:font-size-asian="14pt" style:font-weight-asian="normal" style:font-size-complex="14pt" style:font-weight-complex="normal"/>
    </style:style>
    <style:style style:name="T45" style:family="text">
      <style:text-properties style:font-name="Times New Roman1" fo:font-size="14pt" fo:font-weight="normal" officeooo:rsid="00447b0c" style:font-size-asian="14pt" style:font-weight-asian="normal" style:font-size-complex="14pt" style:font-weight-complex="normal"/>
    </style:style>
    <style:style style:name="T46" style:family="text">
      <style:text-properties style:font-name="Times New Roman1" fo:font-size="14pt" fo:font-weight="normal" officeooo:rsid="00467407" style:font-size-asian="14pt" style:font-weight-asian="normal" style:font-size-complex="14pt" style:font-weight-complex="normal"/>
    </style:style>
    <style:style style:name="T47" style:family="text">
      <style:text-properties style:font-name="Times New Roman1" fo:font-size="14pt" fo:font-weight="normal" officeooo:rsid="0047531c" style:font-size-asian="14pt" style:font-weight-asian="normal" style:font-size-complex="14pt" style:font-weight-complex="normal"/>
    </style:style>
    <style:style style:name="T48" style:family="text">
      <style:text-properties style:font-name="Times New Roman1" fo:font-size="14pt" fo:font-weight="normal" officeooo:rsid="00489051" style:font-size-asian="14pt" style:font-weight-asian="normal" style:font-size-complex="14pt" style:font-weight-complex="normal"/>
    </style:style>
    <style:style style:name="T49" style:family="text">
      <style:text-properties style:font-name="Times New Roman1" fo:font-size="14pt" fo:font-weight="normal" officeooo:rsid="004a2a18" style:font-size-asian="14pt" style:font-weight-asian="normal" style:font-size-complex="14pt" style:font-weight-complex="normal"/>
    </style:style>
    <style:style style:name="T50" style:family="text">
      <style:text-properties style:font-name="Times New Roman1" fo:font-size="14pt" fo:font-weight="normal" officeooo:rsid="004b81dc" style:font-size-asian="14pt" style:font-weight-asian="normal" style:font-size-complex="14pt" style:font-weight-complex="normal"/>
    </style:style>
    <style:style style:name="T51" style:family="text">
      <style:text-properties style:font-name="Times New Roman1" fo:font-size="14pt" fo:font-weight="normal" officeooo:rsid="004c43d0" style:font-size-asian="14pt" style:font-weight-asian="normal" style:font-size-complex="14pt" style:font-weight-complex="normal"/>
    </style:style>
    <style:style style:name="T52" style:family="text">
      <style:text-properties style:font-name="Times New Roman1" fo:font-size="14pt" fo:font-weight="normal" officeooo:rsid="004e888a" style:font-size-asian="14pt" style:font-weight-asian="normal" style:font-size-complex="14pt" style:font-weight-complex="normal"/>
    </style:style>
    <style:style style:name="T53" style:family="text">
      <style:text-properties style:font-name="Times New Roman1" fo:font-size="14pt" fo:font-weight="normal" officeooo:rsid="00503b6a" style:font-size-asian="14pt" style:font-weight-asian="normal" style:font-size-complex="14pt" style:font-weight-complex="normal"/>
    </style:style>
    <style:style style:name="T54" style:family="text">
      <style:text-properties style:font-name="Times New Roman1" fo:font-size="14pt" fo:language="en" fo:country="US" fo:font-weight="normal" officeooo:rsid="00588066" style:font-size-asian="14pt" style:font-weight-asian="normal" style:font-size-complex="14pt" style:font-weight-complex="normal"/>
    </style:style>
    <style:style style:name="T55" style:family="text">
      <style:text-properties style:font-name="Times New Roman1" fo:font-size="14pt" fo:language="en" fo:country="US" fo:font-weight="normal" officeooo:rsid="005d3042" style:font-size-asian="14pt" style:font-weight-asian="normal" style:font-size-complex="14pt" style:font-weight-complex="normal"/>
    </style:style>
    <style:style style:name="T56" style:family="text">
      <style:text-properties style:font-name="Times New Roman1" fo:font-size="14pt" fo:language="en" fo:country="US" fo:font-weight="normal" officeooo:rsid="005de7b7" style:font-size-asian="14pt" style:font-weight-asian="normal" style:font-size-complex="14pt" style:font-weight-complex="normal"/>
    </style:style>
    <style:style style:name="T57" style:family="text">
      <style:text-properties style:font-name="Times New Roman1" fo:font-size="14pt" fo:language="en" fo:country="US" fo:font-weight="normal" officeooo:rsid="005b7394" style:font-size-asian="14pt" style:font-weight-asian="normal" style:font-size-complex="14pt" style:font-weight-complex="normal"/>
    </style:style>
    <style:style style:name="T58" style:family="text">
      <style:text-properties fo:font-weight="normal" officeooo:rsid="0038e724" style:font-weight-asian="normal" style:font-weight-complex="normal"/>
    </style:style>
    <style:style style:name="T59" style:family="text">
      <style:text-properties fo:font-size="14pt" officeooo:rsid="001f06fa" style:font-size-asian="14pt" style:font-size-complex="14pt"/>
    </style:style>
    <style:style style:name="T60" style:family="text">
      <style:text-properties fo:font-size="14pt" officeooo:rsid="0020d9ba" style:font-size-asian="14pt" style:font-size-complex="14pt"/>
    </style:style>
    <style:style style:name="T61" style:family="text">
      <style:text-properties fo:font-size="14pt" officeooo:rsid="00217e1b" style:font-size-asian="14pt" style:font-size-complex="14pt"/>
    </style:style>
    <style:style style:name="T62" style:family="text">
      <style:text-properties fo:font-size="14pt" fo:font-weight="bold" style:font-size-asian="14pt" style:font-weight-asian="bold" style:font-size-complex="14pt" style:font-weight-complex="bold"/>
    </style:style>
    <style:style style:name="T63" style:family="text">
      <style:text-properties fo:font-size="14pt" fo:font-weight="bold" officeooo:rsid="001f06fa" style:font-size-asian="14pt" style:font-weight-asian="bold" style:font-size-complex="14pt" style:font-weight-complex="bold"/>
    </style:style>
    <style:style style:name="T64" style:family="text">
      <style:text-properties fo:font-size="14pt" fo:font-weight="bold" officeooo:rsid="0020d9ba" style:font-size-asian="14pt" style:font-weight-asian="bold" style:font-size-complex="14pt" style:font-weight-complex="bold"/>
    </style:style>
    <style:style style:name="T65" style:family="text">
      <style:text-properties fo:font-size="14pt" fo:font-weight="bold" officeooo:rsid="00217e1b" style:font-size-asian="14pt" style:font-weight-asian="bold" style:font-size-complex="14pt" style:font-weight-complex="bold"/>
    </style:style>
    <style:style style:name="T66" style:family="text">
      <style:text-properties fo:font-size="14pt" fo:font-weight="bold" officeooo:rsid="00265a58" style:font-size-asian="14pt" style:font-weight-asian="bold" style:font-size-complex="14pt" style:font-weight-complex="bold"/>
    </style:style>
    <style:style style:name="T67" style:family="text">
      <style:text-properties fo:font-size="14pt" fo:font-weight="normal" officeooo:rsid="0038e724" style:font-size-asian="14pt" style:font-weight-asian="normal" style:font-size-complex="14pt" style:font-weight-complex="normal"/>
    </style:style>
    <style:style style:name="T68" style:family="text">
      <style:text-properties officeooo:rsid="00282ef0"/>
    </style:style>
    <style:style style:name="T69" style:family="text">
      <style:text-properties style:text-position="sub 58%" style:font-name="Times New Roman1" fo:font-size="14pt" fo:font-weight="normal" officeooo:rsid="00467407" style:font-size-asian="14pt" style:font-weight-asian="normal" style:font-size-complex="14pt" style:font-weight-complex="normal"/>
    </style:style>
    <style:style style:name="T70" style:family="text">
      <style:text-properties officeooo:rsid="005e39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Question 1.</text:span><text:span text:style-name="T1"> </text:span>Is there any one-one and onto map from the set of integers in [1,20] and the set of odd integers in [1,20]? Why?</text:p>
      <text:p text:style-name="P11"/>
      <text:p text:style-name="P12"><text:span text:style-name="T3">Answer 1.</text:span><text:span text:style-name="T1"> Let’s denote </text:span><text:span text:style-name="T3">the set of integers in [1,20]</text:span><text:span text:style-name="T1"> as </text:span><text:span text:style-name="T3">A</text:span><text:span text:style-name="T1"> and </text:span><text:span text:style-name="T3">the set of odd integers</text:span><text:span text:style-name="T1"> in </text:span><text:span text:style-name="T3">[1,20]</text:span><text:span text:style-name="T1"> as B.</text:span></text:p>
      <text:p text:style-name="P12"/>
      <text:p text:style-name="P14">Case 1: <text:span text:style-name="T2">A </text:span><text:span text:style-name="T58">→</text:span><text:span text:style-name="T2"> B</text:span></text:p>
      <text:p text:style-name="P13"/>
      <text:p text:style-name="P9"><text:span text:style-name="T59">In this case, it is </text:span><text:span text:style-name="T63">impossible to have one-to-one map</text:span><text:span text:style-name="T59">, because some extra variables in </text:span><text:span text:style-name="T63">A</text:span><text:span text:style-name="T59"> remains unmatched. </text:span><text:span text:style-name="T60">But it is </text:span><text:span text:style-name="T64">possible to have onto map, matching two values from A to one value on B, for example,</text:span></text:p>
      <text:p text:style-name="P18"/>
      <text:p text:style-name="P15">if (a in A is odd)</text:p>
      <text:p text:style-name="P15">{</text:p>
      <text:p text:style-name="P15">f(a) <text:span text:style-name="T68">= b</text:span>= a;</text:p>
      <text:p text:style-name="P15">}</text:p>
      <text:p text:style-name="P15">else if (a in A is even)</text:p>
      <text:p text:style-name="P15">{</text:p>
      <text:p text:style-name="P16"><text:span text:style-name="T62">f(a) </text:span><text:span text:style-name="T66">= b </text:span><text:span text:style-name="T62">= a-1;</text:span></text:p>
      <text:p text:style-name="P15">}</text:p>
      <text:p text:style-name="P15"/>
      <text:p text:style-name="P23">As it is might be seen, for two values in A there is a match in B, and no element remains without a match.</text:p>
      <text:p text:style-name="P23"/>
      <text:p text:style-name="P10"><text:span text:style-name="T59">Case </text:span><text:span text:style-name="T61">2</text:span><text:span text:style-name="T59">: </text:span><text:span text:style-name="T65">B</text:span><text:span text:style-name="T63"> </text:span><text:span text:style-name="T67">→</text:span><text:span text:style-name="T63"> </text:span><text:span text:style-name="T65">A</text:span></text:p>
      <text:p text:style-name="P24"/>
      <text:p text:style-name="P2"><text:span text:style-name="T30">I</text:span><text:span text:style-name="T31">n this case, we </text:span><text:span text:style-name="T5">can have one-to-one match, </text:span><text:span text:style-name="T10">because every variable in A is matched with </text:span><text:span text:style-name="T14">some</text:span><text:span text:style-name="T10"> element of b,</text:span><text:span text:style-name="T5"> </text:span><text:span text:style-name="T10">for example,</text:span></text:p>
      <text:p text:style-name="P20"/>
      <text:p text:style-name="P2"><text:span text:style-name="T10">f(a) = </text:span><text:span text:style-name="T11">a + 1.</text:span></text:p>
      <text:p text:style-name="P21">f(b) = b</text:p>
      <text:p text:style-name="P17"><text:span text:style-name="T11">a</text:span><text:span text:style-name="T4">nd </text:span><text:span text:style-name="T10">f(a) </text:span><text:span text:style-name="T4">= f(b) when a+1 = b.</text:span></text:p>
      <text:p text:style-name="P2"/>
      <text:p text:style-name="P2"><text:span text:style-name="T33">It </text:span><text:span text:style-name="T9">is </text:span><text:span text:style-name="T12">not possible to have an onto function, because there is not enough variables in </text:span><text:span text:style-name="T28">B</text:span><text:span text:style-name="T12">.</text:span></text:p>
      <text:p text:style-name="P22"/>
      <text:p text:style-name="P3"><text:span text:style-name="T6">C</text:span><text:span text:style-name="T13">onsequently, we cannot have correspondence mapping, since either one-to-one or onto mapping is possible, but not both of them.</text:span></text:p>
      <text:p text:style-name="P22"/>
      <text:p text:style-name="P1"><text:span text:style-name="T7">Question </text:span><text:span text:style-name="T8">2</text:span><text:span text:style-name="T7">. </text:span><text:span text:style-name="T32">Prove that there is a one-one and onto map </text:span><text:span text:style-name="T29">from the set of all integers and the set of all odd integers.</text:span></text:p>
      <text:p text:style-name="P25"/>
      <text:p text:style-name="P4"><text:span text:style-name="T7">Answer </text:span><text:span text:style-name="T15">2</text:span><text:span text:style-name="T7">.</text:span><text:span text:style-name="T34"> </text:span><text:span text:style-name="T35">To answer the question, let’s </text:span><text:span text:style-name="T36">check if the set of all integers and the set of all odd integers are countable. </text:span><text:span text:style-name="T37">Let’s </text:span><text:span text:style-name="T16">define </text:span><text:span text:style-name="T17">the set of all integers </text:span><text:span text:style-name="T16">as A, </text:span><text:span text:style-name="T17">the set of all odd integers </text:span><text:span text:style-name="T16">as B,</text:span><text:span text:style-name="T37"> </text:span><text:span text:style-name="T38">and compare them with </text:span><text:span text:style-name="T20">N</text:span><text:span text:style-name="T18"> </text:span><text:span text:style-name="T19">(the set of all </text:span><text:span text:style-name="T20">natural</text:span><text:span text:style-name="T19"> numbers)</text:span><text:span text:style-name="T38">.</text:span></text:p>
      <text:p text:style-name="P5"><text:soft-page-break/><text:span text:style-name="T38">F</text:span><text:span text:style-name="T40">irst</text:span><text:span text:style-name="T50">ly</text:span><text:span text:style-name="T40">, let’s define a map </text:span><text:span text:style-name="T25">f: </text:span><text:span text:style-name="T26">N</text:span><text:span text:style-name="T25"> → </text:span><text:span text:style-name="T26">A</text:span><text:span text:style-name="T39"> </text:span><text:span text:style-name="T41">by the rule f(</text:span><text:span text:style-name="T42">a</text:span><text:span text:style-name="T41">) = </text:span><text:span text:style-name="T53">a</text:span><text:span text:style-name="T41">. </text:span><text:span text:style-name="T43">If </text:span><text:span text:style-name="T22">b</text:span><text:span text:style-name="T21"> is in N, then </text:span><text:span text:style-name="T22">b</text:span><text:span text:style-name="T21"> is a natural number </text:span><text:span text:style-name="T22">so that b=a. </text:span><text:span text:style-name="T23">In this case, </text:span><text:span text:style-name="T41">f(</text:span><text:span text:style-name="T42">a</text:span><text:span text:style-name="T41">) </text:span><text:span text:style-name="T45">= b and we ge</text:span><text:span text:style-name="T48">t</text:span><text:span text:style-name="T45"> an onto mapping.</text:span></text:p>
      <text:p text:style-name="P26"/>
      <text:p text:style-name="P6"><text:span text:style-name="T45">I</text:span><text:span text:style-name="T46">n the case of </text:span><text:span text:style-name="T41">f(</text:span><text:span text:style-name="T42">a</text:span><text:span text:style-name="T69">1</text:span><text:span text:style-name="T41">) = f(</text:span><text:span text:style-name="T42">a</text:span><text:span text:style-name="T69">2</text:span><text:span text:style-name="T41">), </text:span><text:span text:style-name="T46">we get </text:span><text:span text:style-name="T42">a</text:span><text:span text:style-name="T69">1</text:span><text:span text:style-name="T41"> = </text:span><text:span text:style-name="T42">a</text:span><text:span text:style-name="T69">2</text:span><text:span text:style-name="T47">. </text:span><text:span text:style-name="T48">So, there is </text:span><text:span text:style-name="T49">the</text:span><text:span text:style-name="T45"> </text:span><text:span text:style-name="T48">one-to-one</text:span><text:span text:style-name="T45"> mapping.</text:span></text:p>
      <text:p text:style-name="P27"/>
      <text:p text:style-name="P7"><text:span text:style-name="T50">Secondly</text:span><text:span text:style-name="T40">, let’s define a map </text:span><text:span text:style-name="T25">f: </text:span><text:span text:style-name="T26">N</text:span><text:span text:style-name="T25"> → </text:span><text:span text:style-name="T27">B</text:span><text:span text:style-name="T39"> </text:span><text:span text:style-name="T41">by the rule f(</text:span><text:span text:style-name="T42">a</text:span><text:span text:style-name="T41">) = </text:span><text:span text:style-name="T51">2</text:span><text:span text:style-name="T42">a</text:span><text:span text:style-name="T44">+1</text:span><text:span text:style-name="T41">. </text:span><text:span text:style-name="T43">If </text:span><text:span text:style-name="T22">b</text:span><text:span text:style-name="T21"> is in N, then </text:span><text:span text:style-name="T22">b</text:span><text:span text:style-name="T21"> is a natural number </text:span><text:span text:style-name="T22">so that b=</text:span><text:span text:style-name="T24">2</text:span><text:span text:style-name="T22">a+1. </text:span><text:span text:style-name="T23">In this case, </text:span><text:span text:style-name="T41">f(</text:span><text:span text:style-name="T42">a</text:span><text:span text:style-name="T41">) </text:span><text:span text:style-name="T45">= b and we ge</text:span><text:span text:style-name="T48">t</text:span><text:span text:style-name="T45"> an onto mapping.</text:span></text:p>
      <text:p text:style-name="P28"/>
      <text:p text:style-name="P7"><text:span text:style-name="T45">I</text:span><text:span text:style-name="T46">n the case of </text:span><text:span text:style-name="T41">f(</text:span><text:span text:style-name="T42">a</text:span><text:span text:style-name="T69">1</text:span><text:span text:style-name="T41">) = f(</text:span><text:span text:style-name="T42">a</text:span><text:span text:style-name="T69">2</text:span><text:span text:style-name="T41">), </text:span><text:span text:style-name="T46">we get </text:span><text:span text:style-name="T42">a</text:span><text:span text:style-name="T69">1</text:span><text:span text:style-name="T41"> = </text:span><text:span text:style-name="T42">a</text:span><text:span text:style-name="T69">2</text:span><text:span text:style-name="T41"> </text:span><text:span text:style-name="T47">due to </text:span><text:span text:style-name="T52">2</text:span><text:span text:style-name="T42">a</text:span><text:span text:style-name="T69">1</text:span><text:span text:style-name="T41"> </text:span><text:span text:style-name="T47">+ 1 </text:span><text:span text:style-name="T41">= </text:span><text:span text:style-name="T52">2</text:span><text:span text:style-name="T42">a</text:span><text:span text:style-name="T69">2</text:span><text:span text:style-name="T41"> </text:span><text:span text:style-name="T47">+ 1. </text:span><text:span text:style-name="T48">So, there is </text:span><text:span text:style-name="T49">the</text:span><text:span text:style-name="T45"> </text:span><text:span text:style-name="T48">one-to-one</text:span><text:span text:style-name="T45"> mapping.</text:span></text:p>
      <text:p text:style-name="P7"/>
      <text:p text:style-name="P8"><text:span text:style-name="T54">K</text:span><text:span text:style-name="T57">nowing that |N| = |A| and |N| = |B|, we can conclude by </text:span><text:span text:style-name="T56">a</text:span><text:span text:style-name="T57"> lemma that |A| = |B|. If the cardinality of sets are </text:span><text:span text:style-name="T55">equal, they can be mapped both one-to-one and on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30T20:55:27.815000000</meta:creation-date>
    <dc:date>2020-09-30T21:55:27.541000000</dc:date>
    <meta:editing-duration>PT57M49S</meta:editing-duration>
    <meta:editing-cycles>63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27" meta:word-count="455" meta:character-count="2072" meta:non-whitespace-character-count="1644"/>
  </office:meta>
</office:document-meta>
</file>